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84bb8" officeooo:paragraph-rsid="00084bb8"/>
    </style:style>
    <style:style style:name="P8" style:family="paragraph" style:parent-style-name="Table_20_Contents">
      <style:paragraph-properties fo:margin-top="0cm" fo:margin-bottom="0cm" style:contextual-spacing="true" fo:line-height="100%"/>
      <style:text-properties officeooo:rsid="000a1912" officeooo:paragraph-rsid="000a1912"/>
    </style:style>
    <style:style style:name="P9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0" style:family="paragraph" style:parent-style-name="Table_20_Contents">
      <style:paragraph-properties fo:margin-top="0cm" fo:margin-bottom="0cm" style:contextual-spacing="true" fo:line-height="100%"/>
      <style:text-properties officeooo:rsid="000a1912" officeooo:paragraph-rsid="000a1912"/>
    </style:style>
    <style:style style:name="P11" style:family="paragraph" style:parent-style-name="Table_20_Contents">
      <style:paragraph-properties fo:margin-top="0cm" fo:margin-bottom="0cm" style:contextual-spacing="true" fo:line-height="100%"/>
      <style:text-properties officeooo:rsid="000b8f93" officeooo:paragraph-rsid="000b8f93"/>
    </style:style>
    <style:style style:name="P12" style:family="paragraph" style:parent-style-name="Table_20_Contents">
      <style:paragraph-properties fo:margin-top="0cm" fo:margin-bottom="0cm" style:contextual-spacing="true" fo:line-height="100%"/>
      <style:text-properties officeooo:paragraph-rsid="000c0d8a"/>
    </style:style>
    <style:style style:name="P13" style:family="paragraph" style:parent-style-name="Table_20_Contents">
      <style:paragraph-properties fo:margin-top="0cm" fo:margin-bottom="0cm" style:contextual-spacing="true" fo:line-height="100%"/>
      <style:text-properties officeooo:rsid="000c0d8a" officeooo:paragraph-rsid="000c0d8a"/>
    </style:style>
    <style:style style:name="P14" style:family="paragraph" style:parent-style-name="Table_20_Contents">
      <style:text-properties officeooo:rsid="000b8f93" officeooo:paragraph-rsid="000b8f93"/>
    </style:style>
    <style:style style:name="P15" style:family="paragraph" style:parent-style-name="Table_20_Contents">
      <style:text-properties officeooo:paragraph-rsid="000b8f93"/>
    </style:style>
    <style:style style:name="P16" style:family="paragraph" style:parent-style-name="Table_20_Contents">
      <style:text-properties officeooo:paragraph-rsid="000c4b5e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4bb8"/>
    </style:style>
    <style:style style:name="T4" style:family="text">
      <style:text-properties officeooo:rsid="000b8f93"/>
    </style:style>
    <style:style style:name="T5" style:family="text">
      <style:text-properties officeooo:rsid="000c0d8a"/>
    </style:style>
    <style:style style:name="T6" style:family="text">
      <style:text-properties officeooo:rsid="000c4b5e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9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 Criado Ramó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<text:span text:style-name="T3">e 20</text:span> minutos.</text:p>
      <text:p text:style-name="Standard">1. He resuelto todas las dudas que tenía antes de iniciar la sesión de prácticas: <text:span text:style-name="T3">Sí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#include &lt;unistd.h&gt; </text:p>
            <text:p text:style-name="P8">#include &lt;stdlib.h&gt; </text:p>
            <text:p text:style-name="P8">#include &lt;stdio.h&gt; </text:p>
            <text:p text:style-name="P8">#include &lt;string.h&gt; </text:p>
            <text:p text:style-name="P8">#include &lt;sys/types.h&gt; </text:p>
            <text:p text:style-name="P8"/>
            <text:p text:style-name="P8">int main(int argc, char *argv[]){ </text:p>
            <text:p text:style-name="P8"><text:tab/>int numero; </text:p>
            <text:p text:style-name="P8"><text:tab/>int pid; </text:p>
            <text:p text:style-name="P8"><text:tab/>if (argc!=2){ </text:p>
            <text:p text:style-name="P8"><text:tab/><text:tab/>printf("Debe poner un argumento.\n"); </text:p>
            <text:p text:style-name="P8"><text:tab/><text:tab/>perror("Número de argumentos invalido."); </text:p>
            <text:p text:style-name="P8"><text:tab/><text:tab/>exit(EXIT_FAILURE); </text:p>
            <text:p text:style-name="P8"><text:tab/>} </text:p>
            <text:p text:style-name="P8"/>
            <text:p text:style-name="P8"><text:tab/>numero=strtol(argv[1],NULL,10); </text:p>
            <text:p text:style-name="P8"><text:tab/>pid=fork(); </text:p>
            <text:p text:style-name="P8"/>
            <text:p text:style-name="P8"><text:tab/>if (pid&gt;0){ /* Proceso padre */ </text:p>
            <text:p text:style-name="P8"><text:tab/><text:tab/>if (numero%4==0) </text:p>
            <text:p text:style-name="P8"><text:tab/><text:tab/><text:tab/>printf("El número %d es divisible por 4.\n", numero); </text:p>
            <text:p text:style-name="P8"><text:tab/><text:tab/>else </text:p>
            <text:p text:style-name="P8"><text:tab/><text:tab/><text:tab/>printf("El número %d no es divisible por 4.\n", numero); </text:p>
            <text:p text:style-name="P8"><text:tab/>} </text:p>
            <text:p text:style-name="P8"/>
            <text:p text:style-name="P8"><text:tab/>else if (pid==0){ /* Proceso hijo */ </text:p>
            <text:p text:style-name="P8"><text:tab/><text:tab/>if (numero%2==0) </text:p>
            <text:p text:style-name="P8"><text:tab/><text:tab/><text:tab/>printf("El número %d es par.\n", numero); </text:p>
            <text:p text:style-name="P8"><text:tab/><text:tab/>else </text:p>
            <text:p text:style-name="P8"><text:tab/><text:tab/><text:tab/>printf("El número %d es impar.\n", numero); </text:p>
            <text:p text:style-name="P8"><text:tab/>} </text:p>
            <text:p text:style-name="P8"/>
            <text:p text:style-name="P8"><text:tab/>else{ /* Error fork() */ </text:p>
            <text:p text:style-name="P8"><text:tab/><text:tab/>printf("Error al hacer fork.\n"); </text:p>
            <text:p text:style-name="P8"><text:tab/><text:tab/>perror("Error al hacer fork."); </text:p>
            <text:p text:style-name="P8"><text:tab/><text:tab/>exit(EXIT_FAILURE); </text:p>
            <text:p text:style-name="P8"><text:tab/>} </text:p>
            <text:p text:style-name="P8"/>
            <text:p text:style-name="P8"><text:tab/>return EXIT_SUCCESS; </text:p>
            <text:p text:style-name="P8"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Código utilizado:</text:p>
            <text:p text:style-name="P11">#include &lt;unistd.h&gt;</text:p>
            <text:p text:style-name="P11">#include &lt;stdlib.h&gt;</text:p>
            <text:p text:style-name="P11">#include &lt;stdio.h&gt;</text:p>
            <text:p text:style-name="P11">#include &lt;string.h&gt;</text:p>
            <text:p text:style-name="P11">#include &lt;sys/types.h&gt;</text:p>
            <text:p text:style-name="P11">#include &lt;errno.h&gt;</text:p>
            <text:p text:style-name="P11"></text:p>
            <text:p text:style-name="P11">#define JERARQUIA1 0 // 1 Para Jeraquia 1, 0 para JERARQUIA 2</text:p>
            <text:p text:style-name="P11">#define nprocs 21</text:p>
            <text:p text:style-name="P11"></text:p>
            <text:p text:style-name="P11">int main(int argc, char *argv[]){</text:p>
            <text:p text:style-name="P11">int childpid;</text:p>
            <text:p text:style-name="P11">int i;</text:p>
            <text:p text:style-name="P11"><text:soft-page-break/>#if JERARQUIA1</text:p>
            <text:p text:style-name="P11">/*</text:p>
            <text:p text:style-name="P11">Jerarquía de procesos tipo 1</text:p>
            <text:p text:style-name="P11">*/</text:p>
            <text:p text:style-name="P11"><text:tab/>for (i=1; i &lt; nprocs; i++) {</text:p>
            <text:p text:style-name="P11"><text:tab/>if ((childpid= fork()) == -1) {</text:p>
            <text:p text:style-name="P11"><text:tab/><text:tab/>fprintf(stderr, "Could not create child %d: %s\n",i,strerror(errno));</text:p>
            <text:p text:style-name="P11"><text:tab/><text:tab/>exit(-1);</text:p>
            <text:p text:style-name="P11"><text:tab/><text:tab/>}</text:p>
            <text:p text:style-name="P11"></text:p>
            <text:p text:style-name="P11"></text:p>
            <text:p text:style-name="P11"><text:tab/>if (childpid)</text:p>
            <text:p text:style-name="P11"><text:tab/><text:tab/>break;</text:p>
            <text:p text:style-name="P11"></text:p>
            <text:p text:style-name="P11"><text:tab/>printf("PID: %d PPID: %d\n", getpid(),getppid());</text:p>
            <text:p text:style-name="P11"><text:tab/>}</text:p>
            <text:p text:style-name="P11"></text:p>
            <text:p text:style-name="P11">#else</text:p>
            <text:p text:style-name="P11">/*</text:p>
            <text:p text:style-name="P11">Jerarquía de procesos tipo 2</text:p>
            <text:p text:style-name="P11">*/</text:p>
            <text:p text:style-name="P11">for (i=1; i &lt; nprocs; i++) {</text:p>
            <text:p text:style-name="P11">if ((childpid= fork()) == -1) {</text:p>
            <text:p text:style-name="P11">fprintf(stderr, "Could not create child %d: %s\n",i,strerror(errno));</text:p>
            <text:p text:style-name="P11">exit(-1);</text:p>
            <text:p text:style-name="P11">}</text:p>
            <text:p text:style-name="P11">if (!childpid)</text:p>
            <text:p text:style-name="P11">break;</text:p>
            <text:p text:style-name="P11">}</text:p>
            <text:p text:style-name="P11">printf("PID: %d PPID: %d\n", getpid(),getppid());</text:p>
            <text:p text:style-name="P11">#endif</text:p>
            <text:p text:style-name="P11">}</text:p>
            <text:p text:style-name="P11">Salida Jerarquía 1:</text:p>
            <text:p text:style-name="P11">PID: 5589 PPID: 5588</text:p>
            <text:p text:style-name="P11">PID: 5590 PPID: 5589</text:p>
            <text:p text:style-name="P11">PID: 5591 PPID: 5590</text:p>
            <text:p text:style-name="P11">PID: 5592 PPID: 5591</text:p>
            <text:p text:style-name="P11">PID: 5593 PPID: 1840</text:p>
            <text:p text:style-name="P11">PID: 5594 PPID: 5593</text:p>
            <text:p text:style-name="P11">PID: 5595 PPID: 5594</text:p>
            <text:p text:style-name="P11">PID: 5596 PPID: 5595</text:p>
            <text:p text:style-name="P11">PID: 5597 PPID: 5596</text:p>
            <text:p text:style-name="P11">PID: 5598 PPID: 5597</text:p>
            <text:p text:style-name="P11">PID: 5599 PPID: 5598</text:p>
            <text:p text:style-name="P11">PID: 5600 PPID: 5599</text:p>
            <text:p text:style-name="P11">PID: 5601 PPID: 5600</text:p>
            <text:p text:style-name="P11">PID: 5602 PPID: 5601</text:p>
            <text:p text:style-name="P11">PID: 5603 PPID: 5602</text:p>
            <text:p text:style-name="P11">PID: 5604 PPID: 5603</text:p>
            <text:p text:style-name="P11">PID: 5605 PPID: 5604</text:p>
            <text:p text:style-name="P11">PID: 5606 PPID: 5605</text:p>
            <text:p text:style-name="P11">PID: 5607 PPID: 5606</text:p>
            <text:p text:style-name="P11">PID: 5608 PPID: 5607</text:p>
            <text:p text:style-name="P14">En la jerarquía 1 se crea una estructura en forma de lista enlazada padre-&gt;hijo-&gt;hijo2-&gt;hijo3-&gt;etc.</text:p>
            <text:p text:style-name="P14">Salida Jerarquía 2:</text:p>
            <text:p text:style-name="P11">PID: 5790 PPID: 5789</text:p>
            <text:p text:style-name="P11">PID: 5792 PPID: 5789</text:p>
            <text:p text:style-name="P11">PID: 5791 PPID: 5789</text:p>
            <text:p text:style-name="P11">PID: 5793 PPID: 5789</text:p>
            <text:p text:style-name="P11"><text:soft-page-break/>PID: 5794 PPID: 5789</text:p>
            <text:p text:style-name="P11">PID: 5795 PPID: 5789</text:p>
            <text:p text:style-name="P11">PID: 5802 PPID: 5789</text:p>
            <text:p text:style-name="P11">PID: 5803 PPID: 5789</text:p>
            <text:p text:style-name="P11">PID: 5804 PPID: 5789</text:p>
            <text:p text:style-name="P11">PID: 5797 PPID: 5789</text:p>
            <text:p text:style-name="P11">PID: 5806 PPID: 5789</text:p>
            <text:p text:style-name="P11">PID: 5801 PPID: 5789</text:p>
            <text:p text:style-name="P11">PID: 5789 PPID: 3929</text:p>
            <text:p text:style-name="P11">PID: 5809 PPID: 5789</text:p>
            <text:p text:style-name="P11">PID: 5805 PPID: 5789</text:p>
            <text:p text:style-name="P11">PID: 5800 PPID: 5789</text:p>
            <text:p text:style-name="P11">PID: 5807 PPID: 5789</text:p>
            <text:p text:style-name="P11">PID: 5799 PPID: 5789</text:p>
            <text:p text:style-name="P11">PID: 5798 PPID: 5789</text:p>
            <text:p text:style-name="P11">PID: 5796 PPID: 5789</text:p>
            <text:p text:style-name="P11">PID: 5808 PPID: 5789</text:p>
            <text:p text:style-name="P15"><text:span text:style-name="T4">En la jerarquía 2 se crea una estructura en forma de rama en la que todos son hijos del mismo padre.</text:span>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#include &lt;unistd.h&gt;</text:p>
            <text:p text:style-name="P13">#include &lt;stdlib.h&gt;</text:p>
            <text:p text:style-name="P13">#include &lt;stdio.h&gt;</text:p>
            <text:p text:style-name="P13">#include &lt;string.h&gt;</text:p>
            <text:p text:style-name="P13">#include &lt;sys/types.h&gt;</text:p>
            <text:p text:style-name="P13">#include &lt;errno.h&gt;</text:p>
            <text:p text:style-name="P13">#include &lt;sys/wait.h&gt;</text:p>
            <text:p text:style-name="P13"></text:p>
            <text:p text:style-name="P13">int main(int argc, char *argv[]){</text:p>
            <text:p text:style-name="P13"><text:tab/>int childpid=0;</text:p>
            <text:p text:style-name="P13"><text:tab/>int waitpid;</text:p>
            <text:p text:style-name="P13"><text:tab/>int numhijos=5;</text:p>
            <text:p text:style-name="P13"><text:s text:c="2"/>int hijosrestantes=5;</text:p>
            <text:p text:style-name="P13"><text:tab/>int i;</text:p>
            <text:p text:style-name="P13"></text:p>
            <text:p text:style-name="P13"><text:s/>for (i=0; i &lt; numhijos; ++i) {</text:p>
            <text:p text:style-name="P13"><text:tab/>if ((childpid= fork()) == -1) {</text:p>
            <text:p text:style-name="P13"><text:tab/><text:tab/>fprintf(stderr, "No he podido crear un hijo %d: %s\n",i,strerror(errno));</text:p>
            <text:p text:style-name="P13"><text:tab/><text:tab/>exit(-1);</text:p>
            <text:p text:style-name="P13"><text:tab/>}</text:p>
            <text:p text:style-name="P13"><text:tab/>if (!childpid)</text:p>
            <text:p text:style-name="P13"><text:tab/><text:tab/>break;</text:p>
            <text:p text:style-name="P13"><text:tab/>}</text:p>
            <text:p text:style-name="P13"></text:p>
            <text:p text:style-name="P13"><text:tab/>if (childpid==0){</text:p>
            <text:p text:style-name="P13"><text:tab/><text:tab/>printf("Soy el hijo %d.\n", getpid());<text:tab/></text:p>
            <text:p text:style-name="P13"><text:tab/>}</text:p>
            <text:p text:style-name="P13"><text:tab/>else if (childpid&gt;0) {</text:p>
            <text:p text:style-name="P13"><text:tab/><text:tab/>while (hijosrestantes!=0){</text:p>
            <text:p text:style-name="P13"><text:tab/><text:tab/><text:tab/>waitpid=wait(NULL);</text:p>
            <text:p text:style-name="P13"><text:tab/><text:tab/><text:tab/>printf("Acaba de finalizar mi hijo con PID %d.\n", waitpid);</text:p>
            <text:p text:style-name="P13"><text:tab/><text:tab/><text:tab/>printf("Sólo me quedan %d por finalizar.\n", hijosrestantes);</text:p>
            <text:p text:style-name="P13"><text:tab/><text:tab/><text:tab/>--hijosrestantes;</text:p>
            <text:p text:style-name="P13"><text:tab/><text:tab/>}</text:p>
            <text:p text:style-name="P13"><text:tab/>}</text:p>
            <text:p text:style-name="P13"><text:tab/>else</text:p>
            <text:p text:style-name="P13"><text:tab/><text:tab/>printf("Error al crear nuevo proceso.\n");</text:p>
            <text:p text:style-name="P12"><text:span text:style-name="T5">}</text:span></text:p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<text:span text:style-name="T6">El proceso padre crea un hijo, y este hijo a su vez crea un nuevo proceso para ejecutar ldd en tarea5 y espera a que el hijo termine para acabar el proceso inicial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1-19T19:32:14.463090694</dc:date>
    <meta:print-date>2011-10-06T10:39:21</meta:print-date>
    <meta:editing-cycles>185</meta:editing-cycles>
    <meta:editing-duration>PT21H30M53S</meta:editing-duration>
    <meta:document-statistic meta:table-count="10" meta:image-count="1" meta:object-count="0" meta:page-count="5" meta:paragraph-count="181" meta:word-count="708" meta:character-count="4591" meta:non-whitespace-character-count="3790"/>
    <meta:user-defined meta:name="Información 1"/>
    <meta:user-defined meta:name="Información 2"/>
    <meta:user-defined meta:name="Información 3"/>
    <meta:user-defined meta:name="Información 4"/>
  </office:meta>
</office:document-meta>
</file>